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238cm"/>
    </style:style>
    <style:style style:name="co3" style:family="table-column">
      <style:table-column-properties fo:break-before="auto" style:column-width="7.3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ção</text:p>
          </table:table-cell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péis Complementares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reensão mais aprofundad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trição de Interpretaçã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QL" table:style-name="ta1">
        <table:table-column table:style-name="co1" table:default-cell-style-name="Default"/>
        <table:table-row table:style-name="ro1">
          <table:table-cell office:value-type="string" calcext:value-type="string">
            <text:p>SELECT a.answer, a.id_goal, m.description, r.id, count(*)</text:p>
          </table:table-cell>
        </table:table-row>
        <table:table-row table:style-name="ro1">
          <table:table-cell office:value-type="string" calcext:value-type="string">
            <text:p><text:s/>FROM action a left <text:s/>join mer m on m.id = a.id_mer</text:p>
          </table:table-cell>
        </table:table-row>
        <table:table-row table:style-name="ro1">
          <table:table-cell office:value-type="string" calcext:value-type="string">
            <text:p>left join remediation r on a.id_remediation = r.id</text:p>
          </table:table-cell>
        </table:table-row>
        <table:table-row table:style-name="ro1">
          <table:table-cell office:value-type="string" calcext:value-type="string">
            <text:p>where a.id_student &gt; 1</text:p>
          </table:table-cell>
        </table:table-row>
        <table:table-row table:style-name="ro1">
          <table:table-cell office:value-type="string" calcext:value-type="string">
            <text:p>group by a.id_goal, a.answer, m.description</text:p>
          </table:table-cell>
        </table:table-row>
      </table:table>
      <table:table table:name="Açõ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sposta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Resposta correta?</text:p>
          </table:table-cell>
          <table:table-cell office:value-type="string" calcext:value-type="string">
            <text:p>MRE</text:p>
          </table:table-cell>
          <table:table-cell office:value-type="string" calcext:value-type="string">
            <text:p>Função MRE</text:p>
          </table:table-cell>
          <table:table-cell office:value-type="string" calcext:value-type="string">
            <text:p>Execuções</text:p>
          </table:table-cell>
        </table:table-row>
        <table:table-row table:style-name="ro1">
          <table:table-cell office:value-type="string" calcext:value-type="string">
            <text:p>(em branco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(em branco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1</text:p>
          </table:table-cell>
          <table:table-cell office:value-type="string" calcext:value-type="string">
            <text:p>Papéis Complementares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2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(em branco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3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4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(em branco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5</text:p>
          </table:table-cell>
          <table:table-cell office:value-type="string" calcext:value-type="string">
            <text:p>Restrição de Interpretação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ÃO</text:p>
          </table:table-cell>
          <table:table-cell office:value-type="string" calcext:value-type="string">
            <text:p>MRE 6</text:p>
          </table:table-cell>
          <table:table-cell office:value-type="string" calcext:value-type="string">
            <text:p>Compreensão mais aprofundada</text:p>
          </table:table-cell>
          <table:table-cell office:value-type="string" calcext:value-type="string">
            <text:p>30/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M</text:p>
          </table:table-cell>
          <table:table-cell table:number-columns-repeated="2"/>
          <table:table-cell office:value-type="string" calcext:value-type="string">
            <text:p>30/30</text:p>
          </table:table-cell>
        </table:table-row>
      </table:table>
      <table:table table:name="SQL rules" table:style-name="ta1">
        <table:table-column table:style-name="co1" table:default-cell-style-name="Default"/>
        <table:table-row table:style-name="ro1">
          <table:table-cell office:value-type="string" calcext:value-type="string">
            <text:p>select rule, count(id_action) from rule_action</text:p>
          </table:table-cell>
        </table:table-row>
        <table:table-row table:style-name="ro1">
          <table:table-cell office:value-type="string" calcext:value-type="string">
            <text:p>where id_action &gt; 25</text:p>
          </table:table-cell>
        </table:table-row>
        <table:table-row table:style-name="ro1">
          <table:table-cell office:value-type="string" calcext:value-type="string">
            <text:p>group by rule</text:p>
          </table:table-cell>
        </table:table-row>
      </table:table>
      <table:table table:name="Rules_action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e da Regra</text:p>
          </table:table-cell>
          <table:table-cell office:value-type="string" calcext:value-type="string">
            <text:p>Vezes que foi acionada (nas 30 execuções)</text:p>
          </table:table-cell>
        </table:table-row>
        <table:table-row table:style-name="ro1">
          <table:table-cell office:value-type="string" calcext:value-type="string">
            <text:p>funcaoMRE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1_COMPONENTE_txt1_REMEDIACAO_4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2_CAMINHO_1_META_3_COMPONENTE_txt5_REMEDIACAO_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2_CAMINHO_1_META_6_COMPONENTE_txt7_REMEDIACAO_13_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funcaoMRE_3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10_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funcaoMRE_3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uncaoMRE_3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graMRE_1_REMEDIACAO_1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2_REMEDIACAO_3_criterion_1_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graMRE_3_REMEDIACAO_10_criterion_1_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egraMRE_4_REMEDIACAO_8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5_REMEDIACAO_13_criterion_1_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regraMRE_6_REMEDIACAO_15_criterion_1_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respostaCorreta_CAMINHO_1_META_1_COMPONENTE_txt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2_COMPONENTE_txt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3_COMPONENTE_txt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4_COMPONENTE_txt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5_COMPONENTE_txt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Correta_CAMINHO_1_META_6_COMPONENTE_txt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espostaErrada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1_COMPONENTE_txt1_REMEDIACAO_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1_CAMINHO_1_META_2_COMPONENTE_txt2_REMEDIACAO_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1_COMPONENTE_txt1_REMEDIACAO_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2_COMPONENTE_txt2_REMEDIACAO_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1_CAMINHO_1_META_3_COMPONENTE_txt5_REMEDIACAO_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0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1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2_CAMINHO_1_META_5_COMPONENTE_txt8_REMEDIACAO_12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4_COMPONENTE_txt3_REMEDIACAO_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2_suberrortype_3_CAMINHO_1_META_5_COMPONENTE_txt8_REMEDIACAO_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3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3_CAMINHO_1_META_6_COMPONENTE_txt7_REMEDIACAO_14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1_COMPONENTE_txt1_REMEDIACAO_15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2_COMPONENTE_txt2_REMEDIACAO_16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3_COMPONENTE_txt5_REMEDIACAO_17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4_COMPONENTE_txt3_REMEDIACAO_18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5_COMPONENTE_txt8_REMEDIACAO_19_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ipoErro_4_CAMINHO_1_META_6_COMPONENTE_txt7_REMEDIACAO_20_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4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21:15:21.872000000</meta:creation-date>
    <dc:date>2015-07-04T12:15:35.987000000</dc:date>
    <meta:editing-duration>PT1H4M38S</meta:editing-duration>
    <meta:editing-cycles>5</meta:editing-cycles>
    <meta:generator>LibreOffice/4.1.0.4$Windows_x86 LibreOffice_project/89ea49ddacd9aa532507cbf852f2bb22b1ace28</meta:generator>
    <meta:document-statistic meta:table-count="5" meta:cell-count="403" meta:object-count="0"/>
  </office:meta>
</office:document-meta>
</file>